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b43b" officeooo:paragraph-rsid="0001b43b"/>
    </style:style>
    <style:style style:name="P2" style:family="paragraph" style:parent-style-name="Standard">
      <style:text-properties officeooo:rsid="0001b43b" officeooo:paragraph-rsid="0001b43b"/>
    </style:style>
    <style:style style:name="P3" style:family="paragraph" style:parent-style-name="Standard">
      <style:text-properties officeooo:rsid="0001b43b" officeooo:paragraph-rsid="00052ad6"/>
    </style:style>
    <style:style style:name="P4" style:family="paragraph" style:parent-style-name="Standard">
      <style:text-properties officeooo:rsid="0002cd47" officeooo:paragraph-rsid="0002cd47"/>
    </style:style>
    <style:style style:name="P5" style:family="paragraph" style:parent-style-name="Standard">
      <style:text-properties fo:language="en" fo:country="US" officeooo:rsid="0002e527" officeooo:paragraph-rsid="0002e527"/>
    </style:style>
    <style:style style:name="P6" style:family="paragraph" style:parent-style-name="Standard">
      <style:text-properties officeooo:rsid="0003cb6f" officeooo:paragraph-rsid="0003cb6f"/>
    </style:style>
    <style:style style:name="T1" style:family="text">
      <style:text-properties officeooo:rsid="0002cd47"/>
    </style:style>
    <style:style style:name="T2" style:family="text">
      <style:text-properties fo:language="fr" fo:country="CA"/>
    </style:style>
    <style:style style:name="T3" style:family="text">
      <style:text-properties fo:language="fr" fo:country="CA" officeooo:rsid="00052ad6"/>
    </style:style>
    <style:style style:name="T4" style:family="text">
      <style:text-properties fo:language="fr" fo:country="CA" officeooo:rsid="0002cd47"/>
    </style:style>
    <style:style style:name="T5" style:family="text">
      <style:text-properties fo:language="fr" fo:country="CA" officeooo:rsid="0002e527"/>
    </style:style>
    <style:style style:name="T6" style:family="text">
      <style:text-properties fo:language="fr" fo:country="CA" officeooo:rsid="0003cb6f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2e527"/>
    </style:style>
    <style:style style:name="T9" style:family="text">
      <style:text-properties fo:language="en" fo:country="US" officeooo:rsid="0003cb6f"/>
    </style:style>
    <style:style style:name="T10" style:family="text">
      <style:text-properties fo:language="en" fo:country="US" officeooo:rsid="00052ad6"/>
    </style:style>
    <style:style style:name="T11" style:family="text">
      <style:text-properties officeooo:rsid="0003cb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s cette section du site, nous discuterons des armes de choix pour <text:span text:style-name="T10">faire </text:span>un <text:span text:style-name="T10">meurtre</text:span> sans probleme!</text:p>
      <text:p text:style-name="P1"/>
      <text:p text:style-name="P1">Couteau:</text:p>
      <text:p text:style-name="P1">Une arme de choix lorsque vous avez la clef de la maison de votre victime. <text:span text:style-name="T10">C</text:span>achez-vous dans <text:span text:style-name="T7">l</text:span><text:span text:style-name="T10">'</text:span><text:span text:style-name="T7">ombre</text:span> et attendez-la pour lui infliger un coup fatal dans le dos. Prendre votre ennemi par <text:span text:style-name="T7">derri</text:span><text:span text:style-name="T10">è</text:span><text:span text:style-name="T2">re</text:span> <text:span text:style-name="T2">n</text:span><text:span text:style-name="T3">'</text:span><text:span text:style-name="T2">aura</text:span> jamais <text:span text:style-name="T2">é</text:span><text:span text:style-name="T3">té </text:span><text:span text:style-name="T2">aussi</text:span> plaisant!</text:p>
      <text:p text:style-name="P1"/>
      <text:p text:style-name="P1">Baton de baseball: </text:p>
      <text:p text:style-name="P3">Avez-vous <text:span text:style-name="T2">d</text:span><text:span text:style-name="T3">é</text:span><text:span text:style-name="T2">j</text:span><text:span text:style-name="T3">à</text:span> eu envie de casser des jambe<text:span text:style-name="T3">s</text:span>? Cette arme de taille vous aidera <text:span text:style-name="T3">à</text:span><text:span text:style-name="T1"> accomplir votre </text:span><text:span text:style-name="T4">qu</text:span><text:span text:style-name="T3">ê</text:span><text:span text:style-name="T4">te</text:span><text:span text:style-name="T1">. Ne vous inquiete</text:span><text:span text:style-name="T3">z</text:span><text:span text:style-name="T1"> pas des cris de la victime. </text:span><text:span text:style-name="T3">A</text:span><text:span text:style-name="T1">vec </text:span><text:span text:style-name="T3">s</text:span><text:span text:style-name="T1">es jambe</text:span><text:span text:style-name="T3">s</text:span><text:span text:style-name="T1"> cass</text:span><text:span text:style-name="T3">ées,</text:span><text:span text:style-name="T1"> elle ne pourra jamais </text:span><text:span text:style-name="T4">s</text:span><text:span text:style-name="T3">'</text:span><text:span text:style-name="T4">enfuire</text:span><text:span text:style-name="T1">!</text:span></text:p>
      <text:p text:style-name="P1"/>
      <text:p text:style-name="P4">Hache <text:span text:style-name="T3">à</text:span><text:span text:style-name="T7"> fendre</text:span>:</text:p>
      <text:p text:style-name="P4">En <text:span text:style-name="T2">qu</text:span><text:span text:style-name="T3">ê</text:span><text:span text:style-name="T2">te</text:span> d'un massacre de taille <text:span text:style-name="T3">à</text:span> la Shinning? Quoi de mieu<text:span text:style-name="T3">x</text:span> <text:span text:style-name="T7">qu'une</text:span> hache <text:span text:style-name="T3">à</text:span> fendre <text:span text:style-name="T7">le bois pour </text:span><text:span text:style-name="T2">d</text:span><text:span text:style-name="T3">é</text:span><text:span text:style-name="T2">montrer</text:span><text:span text:style-name="T7"> toute votre </text:span><text:span text:style-name="T2">h</text:span><text:span text:style-name="T3">a</text:span><text:span text:style-name="T2">ine</text:span><text:span text:style-name="T7"> </text:span><text:span text:style-name="T8">envers votre ennemi. </text:span><text:span text:style-name="T5">Inflige</text:span><text:span text:style-name="T3">z-</text:span><text:span text:style-name="T5">lui</text:span><text:span text:style-name="T8"> des coups de hache </text:span><text:span text:style-name="T5">d</text:span><text:span text:style-name="T3">é</text:span><text:span text:style-name="T5">vastateur</text:span><text:span text:style-name="T3">s</text:span><text:span text:style-name="T8">. </text:span></text:p>
      <text:p text:style-name="P4"/>
      <text:p text:style-name="P4">Chaise:</text:p>
      <text:p text:style-name="P5"><text:span text:style-name="T11">La chaise est un</text:span> incontournable. <text:span text:style-name="T3">Q</text:span>ue vous soyez dans un bar <text:span text:style-name="T11">ou</text:span> un invit<text:span text:style-name="T3">é</text:span> <text:span text:style-name="T3">dans </text:span><text:span text:style-name="T2">un</text:span> soup<text:span text:style-name="T3">é</text:span> de <text:span text:style-name="T3">bourgeois</text:span>, <text:span text:style-name="T3">v</text:span>ous trouverez toujours une chaise <text:span text:style-name="T3">à</text:span> la port<text:span text:style-name="T3">é</text:span> de la main. <text:span text:style-name="T11">Il existe plusieur</text:span><text:span text:style-name="T3">s</text:span><text:span text:style-name="T11"> sorte</text:span><text:span text:style-name="T3">s</text:span><text:span text:style-name="T11"> de chaise</text:span><text:span text:style-name="T3">s</text:span><text:span text:style-name="T11"> et bien choisir le model est souvent difficile. </text:span><text:span text:style-name="T3">C</text:span><text:span text:style-name="T11">ependant, nos expert</text:span><text:span text:style-name="T3">s</text:span><text:span text:style-name="T11"> on</text:span><text:span text:style-name="T3">t</text:span><text:span text:style-name="T11"> test</text:span><text:span text:style-name="T3">é</text:span><text:span text:style-name="T11"> pour vous et on</text:span><text:span text:style-name="T3">t</text:span><text:span text:style-name="T11"> trouv</text:span><text:span text:style-name="T3">é</text:span><text:span text:style-name="T11"> </text:span><text:span text:style-name="T6">qu</text:span><text:span text:style-name="T3">'</text:span><text:span text:style-name="T6">une</text:span><text:span text:style-name="T11"> chaise pliante est le model ultime. </text:span><text:span text:style-name="T6">Laisse</text:span><text:span text:style-name="T3">z-</text:span><text:span text:style-name="T6">vous</text:span><text:span text:style-name="T11"> alle</text:span><text:span text:style-name="T3">r</text:span><text:span text:style-name="T11"> et mettez </text:span><text:span text:style-name="T3">leur </text:span><text:span text:style-name="T11">en plein les yeux!</text:span></text:p>
      <text:p text:style-name="P4"/>
      <text:p text:style-name="P4">?: </text:p>
      <text:p text:style-name="P6"><text:span text:style-name="T9">A</text:span><text:span text:style-name="T7">ucun de ces choix </text:span><text:span text:style-name="T3">ne </text:span><text:span text:style-name="T7">vous satisfait? </text:span><text:span text:style-name="T2">Laiss</text:span><text:span text:style-name="T3">z-</text:span><text:span text:style-name="T2">le</text:span><text:span text:style-name="T7"> nous savoir par </text:span><text:span text:style-name="T2">t</text:span><text:span text:style-name="T3">élé</text:span><text:span text:style-name="T2">phone</text:span><text:span text:style-name="T7"> au 1-800-BON-CHOIX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0M13S</meta:editing-duration>
    <meta:editing-cycles>7</meta:editing-cycles>
    <meta:generator>LibreOffice/4.3.5.2$Windows_x86 LibreOffice_project/3a87456aaa6a95c63eea1c1b3201acedf0751bd5</meta:generator>
    <dc:date>2015-02-13T21:56:35.272000000</dc:date>
    <meta:document-statistic meta:table-count="0" meta:image-count="0" meta:object-count="0" meta:page-count="1" meta:paragraph-count="11" meta:word-count="217" meta:character-count="1267" meta:non-whitespace-character-count="1058"/>
    <meta:user-defined meta:name="Info 1"/>
    <meta:user-defined meta:name="Info 2"/>
    <meta:user-defined meta:name="Info 3"/>
    <meta:user-defined meta:name="Info 4"/>
  </office:meta>
</office:document-meta>
</file>